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591cm" style:rel-column-width="5927*"/>
    </style:style>
    <style:style style:name="Table1.B" style:family="table-column">
      <style:table-column-properties style:column-width="7.999cm" style:rel-column-width="29803*"/>
    </style:style>
    <style:style style:name="Table1.C" style:family="table-column">
      <style:table-column-properties style:column-width="7.999cm" style:rel-column-width="29805*"/>
    </style:style>
    <style:style style:name="Table1.A1" style:family="table-cell">
      <style:table-cell-properties fo:padding="0.097cm" fo:border="none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.591cm" style:rel-column-width="5927*"/>
    </style:style>
    <style:style style:name="Table4.B" style:family="table-column">
      <style:table-column-properties style:column-width="7.999cm" style:rel-column-width="29803*"/>
    </style:style>
    <style:style style:name="Table4.C" style:family="table-column">
      <style:table-column-properties style:column-width="7.999cm" style:rel-column-width="29805*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.591cm" style:rel-column-width="5927*"/>
    </style:style>
    <style:style style:name="Table2.B" style:family="table-column">
      <style:table-column-properties style:column-width="7.999cm" style:rel-column-width="29803*"/>
    </style:style>
    <style:style style:name="Table2.C" style:family="table-column">
      <style:table-column-properties style:column-width="7.999cm" style:rel-column-width="29805*"/>
    </style:style>
    <style:style style:name="Table2.A1" style:family="table-cell">
      <style:table-cell-properties fo:padding="0.097cm" fo:border="none"/>
    </style:style>
    <style:style style:name="P1" style:family="paragraph" style:parent-style-name="Title">
      <style:text-properties officeooo:rsid="005da3a5" officeooo:paragraph-rsid="00109c63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197043"/>
    </style:style>
    <style:style style:name="P3" style:family="paragraph" style:parent-style-name="Text_20_body">
      <style:paragraph-properties fo:margin-top="0cm" fo:margin-bottom="0cm" loext:contextual-spacing="false"/>
      <style:text-properties fo:color="#808080" fo:font-size="13pt" fo:font-weight="normal" officeooo:rsid="001cd412" officeooo:paragraph-rsid="00197043" style:font-size-asian="13pt" style:font-weight-asian="normal" style:font-size-complex="13pt" style:font-weight-complex="normal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officeooo:rsid="001cd412" officeooo:paragraph-rsid="001ee534"/>
    </style:style>
    <style:style style:name="P5" style:family="paragraph" style:parent-style-name="Standard">
      <style:paragraph-properties fo:margin-top="0cm" fo:margin-bottom="0cm" loext:contextual-spacing="false"/>
      <style:text-properties fo:color="#004586" fo:font-size="13pt" fo:font-weight="normal" officeooo:rsid="001b07d9" officeooo:paragraph-rsid="001ee534" style:font-size-asian="13pt" style:font-weight-asian="normal" style:font-size-complex="13pt" style:font-weight-complex="normal"/>
    </style:style>
    <style:style style:name="P6" style:family="paragraph" style:parent-style-name="Text_20_body">
      <style:paragraph-properties fo:margin-top="0.101cm" fo:margin-bottom="0.101cm" loext:contextual-spacing="false"/>
      <style:text-properties style:use-window-font-color="true" fo:font-size="13pt" fo:font-weight="bold" officeooo:rsid="0017a371" officeooo:paragraph-rsid="00192164" style:font-size-asian="13pt" style:font-weight-asian="bold" style:font-size-complex="13pt" style:font-weight-complex="bold"/>
    </style:style>
    <style:style style:name="P7" style:family="paragraph" style:parent-style-name="Heading_20_1">
      <style:text-properties fo:color="#004586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officeooo:paragraph-rsid="00131558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fo:color="#004586" fo:font-weight="normal" officeooo:paragraph-rsid="00131558" style:font-weight-asian="normal" style:font-weight-complex="normal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b07d9" officeooo:paragraph-rsid="001b674f" style:font-size-asian="13pt" style:font-weight-asian="normal" style:font-size-complex="13pt" style:font-weight-complex="normal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b07d9" officeooo:paragraph-rsid="001c875b" style:font-size-asian="13pt" style:font-weight-asian="normal" style:font-size-complex="13pt" style:font-weight-complex="normal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b07d9" officeooo:paragraph-rsid="00197043" style:font-size-asian="13pt" style:font-weight-asian="normal" style:font-size-complex="13pt" style:font-weight-complex="normal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b07d9" officeooo:paragraph-rsid="00202d69" style:font-size-asian="13pt" style:font-weight-asian="normal" style:font-size-complex="13pt" style:font-weight-complex="normal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b07d9" officeooo:paragraph-rsid="00224cc2" style:font-size-asian="13pt" style:font-weight-asian="normal" style:font-size-complex="13pt" style:font-weight-complex="normal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b07d9" officeooo:paragraph-rsid="00233b6a" style:font-size-asian="13pt" style:font-weight-asian="normal" style:font-size-complex="13pt" style:font-weight-complex="normal"/>
    </style:style>
    <style:style style:name="P17" style:family="paragraph" style:parent-style-name="Text_20_body" style:list-style-name="L3">
      <style:paragraph-properties fo:margin-top="0cm" fo:margin-bottom="0cm" loext:contextual-spacing="false"/>
      <style:text-properties fo:color="#004586" fo:font-size="13pt" fo:font-weight="normal" officeooo:rsid="001b07d9" officeooo:paragraph-rsid="001ee534" style:font-size-asian="13pt" style:font-weight-asian="normal" style:font-size-complex="13pt" style:font-weight-complex="normal"/>
    </style:style>
    <style:style style:name="P18" style:family="paragraph" style:parent-style-name="Text_20_body" style:list-style-name="L3">
      <style:paragraph-properties fo:margin-top="0cm" fo:margin-bottom="0cm" loext:contextual-spacing="false">
        <style:tab-stops>
          <style:tab-stop style:position="2.408cm"/>
        </style:tab-stops>
      </style:paragraph-properties>
      <style:text-properties fo:color="#004586" fo:font-size="13pt" fo:font-weight="normal" officeooo:rsid="001b07d9" officeooo:paragraph-rsid="001ee534" style:font-size-asian="13pt" style:font-weight-asian="normal" style:font-size-complex="13pt" style:font-weight-complex="normal"/>
    </style:style>
    <style:style style:name="P19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fo:color="#004586" fo:font-size="13pt" fo:font-weight="normal" officeooo:rsid="001b07d9" officeooo:paragraph-rsid="001ee534" style:font-size-asian="13pt" style:font-weight-asian="normal" style:font-size-complex="13pt" style:font-weight-complex="normal"/>
    </style:style>
    <style:style style:name="P20" style:family="paragraph" style:parent-style-name="Text_20_body" style:list-style-name="L4">
      <style:paragraph-properties fo:margin-top="0cm" fo:margin-bottom="0cm" loext:contextual-spacing="false"/>
      <style:text-properties fo:color="#004586" fo:font-size="13pt" fo:font-weight="normal" officeooo:rsid="001b07d9" officeooo:paragraph-rsid="00224cc2" style:font-size-asian="13pt" style:font-weight-asian="normal" style:font-size-complex="13pt" style:font-weight-complex="normal"/>
    </style:style>
    <style:style style:name="P21" style:family="paragraph" style:parent-style-name="Text_20_body" style:list-style-name="L4">
      <style:paragraph-properties fo:margin-top="0cm" fo:margin-bottom="0cm" loext:contextual-spacing="false"/>
      <style:text-properties fo:color="#004586" fo:font-size="13pt" fo:font-weight="normal" officeooo:rsid="001b07d9" officeooo:paragraph-rsid="00233b6a" style:font-size-asian="13pt" style:font-weight-asian="normal" style:font-size-complex="13pt" style:font-weight-complex="normal"/>
    </style:style>
    <style:style style:name="P22" style:family="paragraph" style:parent-style-name="Text_20_body">
      <style:paragraph-properties fo:margin-top="0cm" fo:margin-bottom="0cm" loext:contextual-spacing="false"/>
      <style:text-properties fo:color="#004586" fo:font-size="13pt" fo:font-weight="normal" officeooo:rsid="001b07d9" officeooo:paragraph-rsid="00224cc2" style:font-size-asian="13pt" style:font-weight-asian="normal" style:font-size-complex="13pt" style:font-weight-complex="normal"/>
    </style:style>
    <style:style style:name="P23" style:family="paragraph" style:parent-style-name="Text_20_body" style:list-style-name="L2">
      <style:paragraph-properties fo:margin-top="0cm" fo:margin-bottom="0cm" loext:contextual-spacing="false"/>
      <style:text-properties fo:color="#004586" fo:font-size="13pt" fo:font-weight="normal" officeooo:rsid="001ee534" officeooo:paragraph-rsid="001ee534" style:font-size-asian="13pt" style:font-weight-asian="normal" style:font-size-complex="13pt" style:font-weight-complex="normal"/>
    </style:style>
    <style:style style:name="P24" style:family="paragraph" style:parent-style-name="Text_20_body" style:list-style-name="L2">
      <style:paragraph-properties fo:margin-top="0cm" fo:margin-bottom="0cm" loext:contextual-spacing="false"/>
      <style:text-properties fo:color="#004586" fo:font-size="13pt" fo:font-weight="normal" officeooo:rsid="001ee534" officeooo:paragraph-rsid="00202d69" style:font-size-asian="13pt" style:font-weight-asian="normal" style:font-size-complex="13pt" style:font-weight-complex="normal"/>
    </style:style>
    <style:style style:name="T1" style:family="text">
      <style:text-properties fo:font-size="13pt" officeooo:rsid="001b07d9" style:font-size-asian="13pt" style:font-size-complex="13pt"/>
    </style:style>
    <style:style style:name="T2" style:family="text">
      <style:text-properties fo:font-size="13pt" officeooo:rsid="0014c9e0" style:font-size-asian="13pt" style:font-size-complex="13pt"/>
    </style:style>
    <style:style style:name="T3" style:family="text">
      <style:text-properties fo:font-size="13pt" officeooo:rsid="001636f2" style:font-size-asian="13pt" style:font-size-complex="13pt"/>
    </style:style>
    <style:style style:name="T4" style:family="text">
      <style:text-properties fo:color="#808080" fo:font-size="13pt" officeooo:rsid="001cd412" style:font-size-asian="13pt" style:font-size-complex="13pt"/>
    </style:style>
    <style:style style:name="T5" style:family="text">
      <style:text-properties fo:color="#808080" fo:font-size="13pt" officeooo:rsid="00131558" style:font-size-asian="13pt" style:font-size-complex="13pt"/>
    </style:style>
    <style:style style:name="T6" style:family="text">
      <style:text-properties fo:color="#808080" fo:font-size="13pt" fo:font-weight="normal" officeooo:rsid="001cd412" style:font-size-asian="13pt" style:font-weight-asian="normal" style:font-size-complex="13pt" style:font-weight-complex="normal"/>
    </style:style>
    <style:style style:name="T7" style:family="text">
      <style:text-properties fo:color="#808080" officeooo:rsid="001cd412"/>
    </style:style>
    <style:style style:name="T8" style:family="text">
      <style:text-properties fo:color="#808080" officeooo:rsid="00197043"/>
    </style:style>
    <style:style style:name="T9" style:family="text">
      <style:text-properties fo:color="#004586" fo:font-size="13pt" fo:font-weight="normal" officeooo:rsid="001b07d9" style:font-size-asian="13pt" style:font-weight-asian="normal" style:font-size-complex="13pt" style:font-weight-complex="normal"/>
    </style:style>
    <style:style style:name="T10" style:family="text">
      <style:text-properties fo:color="#004586" fo:font-size="13pt" fo:font-weight="normal" officeooo:rsid="0014c9e0" style:font-size-asian="13pt" style:font-weight-asian="normal" style:font-size-complex="13pt" style:font-weight-complex="normal"/>
    </style:style>
    <style:style style:name="T11" style:family="text">
      <style:text-properties officeooo:rsid="00111b02"/>
    </style:style>
    <style:style style:name="T12" style:family="text">
      <style:text-properties officeooo:rsid="00192164"/>
    </style:style>
    <style:style style:name="T13" style:family="text">
      <style:text-properties officeooo:rsid="001c875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WORK – <text:span text:style-name="T11">4</text:span></text:p>
      <text:h text:style-name="P7" text:outline-level="1">Condition checking in R</text:h>
      <text:h text:style-name="Heading_20_2" text:outline-level="2">Conditional execution using ‘if’ :</text:h>
      <text:list xml:id="list3316227613" text:style-name="L1">
        <text:list-item>
          <text:p text:style-name="P9"><text:span text:style-name="T9">&gt; if (TRUE) message ("</text:span><text:span text:style-name="T10">I</text:span><text:span text:style-name="T9">t’s true!")<text:tab/><text:tab/></text:span></text:p>
          <text:p text:style-name="P10"><text:span text:style-name="T2">I</text:span><text:span text:style-name="T1">t’s true!<text:tab/><text:tab/><text:tab/><text:tab/><text:tab/></text:span><text:span text:style-name="T4"># tak</text:span><text:span text:style-name="T5">ing </text:span><text:span text:style-name="T4">a logical value and execut</text:span><text:span text:style-name="T5">ing</text:span><text:span text:style-name="T4"> the next <text:tab/><text:tab/><text:tab/><text:tab/><text:tab/><text:tab/><text:tab/>statement only if that value is ‘</text:span><text:span text:style-name="Source_20_Text"><text:span text:style-name="T4">TRUE</text:span></text:span><text:span text:style-name="T4">’</text:span></text:p>
          <text:p text:style-name="P10"><text:span text:style-name="T1">&gt; if (FALSE) message ("it’s </text:span><text:span text:style-name="T3">not</text:span><text:span text:style-name="T1"> true!")</text:span></text:p>
          <text:p text:style-name="P11">&gt;</text:p>
          <text:p text:style-name="P11"/>
        </text:list-item>
        <text:list-item>
          <text:p text:style-name="P11">&gt; myInput &lt;- <text:s/>4</text:p>
          <text:p text:style-name="P11">&gt; if (myInput &gt;= 0) {</text:p>
          <text:p text:style-name="P11">+ print (sqrt (myInput))</text:p>
          <text:p text:style-name="P11">+ } </text:p>
          <text:p text:style-name="P12">[1] 2<text:tab/></text:p>
          <text:p text:style-name="P12"/>
        </text:list-item>
        <text:list-item>
          <text:p text:style-name="P12">&gt; x &lt;- c(-<text:span text:style-name="T13">9</text:span>, -1<text:span text:style-name="T13">0</text:span>, <text:span text:style-name="T13">7</text:span>, <text:span text:style-name="T13">0</text:span>, <text:span text:style-name="T13">0</text:span>)</text:p>
          <text:p text:style-name="P11">&gt; if (x &lt; 0) {</text:p>
          <text:p text:style-name="P11">+ <text:s text:c="2"/>print("values are negative")</text:p>
          <text:p text:style-name="P11">+ }</text:p>
          <text:p text:style-name="P11">[1] "values are negative"</text:p>
          <text:p text:style-name="P11">Warning message:</text:p>
          <text:p text:style-name="P11">In if (x &lt; 0) { :</text:p>
          <text:p text:style-name="P11"><text:s text:c="2"/>the condition has length &gt; 1 and only the first element will be used</text:p>
          <text:p text:style-name="P11"><text:tab/><text:tab/><text:tab/><text:tab/></text:p>
        </text:list-item>
      </text:list>
      <text:p text:style-name="P6"/>
      <text:h text:style-name="P8" text:outline-level="2">Conditional execution using ‘if-<text:span text:style-name="T12">else</text:span>’ :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list xml:id="list1581211555" text:style-name="L2">
              <text:list-item>
                <text:p text:style-name="P23"/>
              </text:list-item>
            </text:list>
          </table:table-cell>
          <table:table-cell table:style-name="Table1.A1" office:value-type="string">
            <text:list xml:id="list144938508588854" text:continue-list="list3316227613" text:style-name="L1">
              <text:list-header>
                <text:p text:style-name="P13">&gt; myInput &lt;- <text:s/>4</text:p>
                <text:p text:style-name="P13">&gt; if (myInput &gt;= 0) {</text:p>
                <text:p text:style-name="P13">+ print (sqrt (myInput))</text:p>
                <text:p text:style-name="P13">+ } else {</text:p>
                <text:p text:style-name="P13">+ print("Invalid input!")</text:p>
                <text:p text:style-name="P13">+ }</text:p>
                <text:p text:style-name="P13">[1] 2</text:p>
              </text:list-header>
            </text:list>
          </table:table-cell>
          <table:table-cell table:style-name="Table1.A1" office:value-type="string">
            <text:list xml:id="list144938629135943" text:continue-numbering="true" text:style-name="L1">
              <text:list-header>
                <text:p text:style-name="P13">&gt; myInput &lt;- <text:s/>-4</text:p>
                <text:p text:style-name="P13">&gt; if (myInput &gt;= 0) {</text:p>
                <text:p text:style-name="P13">+ print (sqrt (myInput))</text:p>
                <text:p text:style-name="P13">+ } else {</text:p>
                <text:p text:style-name="P13">+ print("Invalid input!")</text:p>
                <text:p text:style-name="P13">+ }</text:p>
                <text:p text:style-name="P13">[1] "Invalid input!"</text:p>
              </text:list-header>
            </text:list>
          </table:table-cell>
        </table:table-row>
      </table:table>
      <text:p text:style-name="P3"/>
      <text:p text:style-name="P2"><text:span text:style-name="T6"># </text:span><text:span text:style-name="T7">execut</text:span><text:span text:style-name="T8">ing</text:span><text:span text:style-name="T7"> </text:span><text:span text:style-name="T8">if-else statement for</text:span><text:span text:style-name="T7"> more than 2 alternatives</text:span></text:p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list xml:id="list144938746005420" text:continue-list="list1581211555" text:style-name="L2">
              <text:list-item>
                <text:p text:style-name="P23"/>
              </text:list-item>
            </text:list>
          </table:table-cell>
          <table:table-cell table:style-name="Table4.A1" office:value-type="string">
            <text:list xml:id="list4173420111" text:style-name="L3">
              <text:list-header>
                <text:p text:style-name="P17">&gt; x &lt;- 0</text:p>
                <text:p text:style-name="P17">&gt; if (x &lt; 0) {</text:p>
                <text:p text:style-name="P17">+ print("Negative number")</text:p>
                <text:p text:style-name="P17">+ } else if (x &gt; 0) {</text:p>
                <text:p text:style-name="P17">+ print("Positive number")</text:p>
                <text:p text:style-name="P17">+ } else</text:p>
                <text:p text:style-name="P17">+ print("Zero")</text:p>
                <text:p text:style-name="P18">[1] "Zero"</text:p>
              </text:list-header>
            </text:list>
          </table:table-cell>
          <table:table-cell table:style-name="Table4.A1" office:value-type="string">
            <text:list xml:id="list144939579717994" text:continue-numbering="true" text:style-name="L3">
              <text:list-header>
                <text:p text:style-name="P18">&gt; x &lt;- 1</text:p>
                <text:p text:style-name="P17">&gt; if (x &lt; 0) {</text:p>
                <text:p text:style-name="P17">+ print("Negative number")</text:p>
                <text:p text:style-name="P17">+ } else if (x &gt; 0) {</text:p>
                <text:p text:style-name="P17">+ print("Positive number")</text:p>
                <text:p text:style-name="P17">+ } else</text:p>
                <text:p text:style-name="P17">+ print("Zero")</text:p>
                <text:p text:style-name="P17">[1] "Positive number"</text:p>
              </text:list-header>
            </text:list>
          </table:table-cell>
        </table:table-row>
        <table:table-row>
          <table:table-cell table:style-name="Table4.A1" table:number-columns-spanned="3" office:value-type="string">
            <text:list xml:id="list144939727447296" text:continue-list="list144938746005420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19">&gt; x &lt;- -10</text:p>
                                                <text:p text:style-name="P19">&gt; if (x &lt; 0) {</text:p>
                                                <text:p text:style-name="P19">+ print("Negative number")</text:p>
                                                <text:p text:style-name="P19">+ } else if (x &gt; 0) {</text:p>
                                                <text:p text:style-name="P19">+ print("Positive number")</text:p>
                                                <text:p text:style-name="P19">+ } else</text:p>
                                                <text:p text:style-name="P19">+ print("Zero")</text:p>
                                                <text:p text:style-name="P19">[1] "Negative number"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list xml:id="list144938853538616" text:continue-numbering="true" text:style-name="L2">
              <text:list-item>
                <text:p text:style-name="P24"/>
              </text:list-item>
            </text:list>
          </table:table-cell>
          <table:table-cell table:style-name="Table2.A1" office:value-type="string">
            <text:list xml:id="list144938185610478" text:continue-list="list144938629135943" text:style-name="L1">
              <text:list-header>
                <text:p text:style-name="P14">&gt; x &lt;- c(-2, -1, -3, -2, -1)</text:p>
                <text:p text:style-name="P14">&gt; if (all (x &lt; 0)) {</text:p>
                <text:p text:style-name="P14">+ print ("all are negative")</text:p>
                <text:p text:style-name="P14">+ } else {</text:p>
                <text:p text:style-name="P14">+ print ("some are negative")</text:p>
                <text:p text:style-name="P14">+ }</text:p>
                <text:p text:style-name="P14">[1] "all are negative"</text:p>
              </text:list-header>
            </text:list>
          </table:table-cell>
          <table:table-cell table:style-name="Table2.A1" office:value-type="string">
            <text:list xml:id="list144939284419398" text:continue-numbering="true" text:style-name="L1">
              <text:list-header>
                <text:p text:style-name="P14">&gt; x &lt;- c(-2, -1, -0, -2, -1)</text:p>
                <text:p text:style-name="P14">&gt; if (all (x &lt; 0)) {</text:p>
                <text:p text:style-name="P14">+ print ("all are negative")</text:p>
                <text:p text:style-name="P14">+ } else {</text:p>
                <text:p text:style-name="P14">+ print ("some are negative")</text:p>
                <text:p text:style-name="P14">+ }</text:p>
                <text:p text:style-name="P14">[1] "some are negative"</text:p>
              </text:list-header>
            </text:list>
          </table:table-cell>
        </table:table-row>
      </table:table>
      <text:h text:style-name="Heading_20_2" text:outline-level="2"><text:soft-page-break/>Choosing Between Multiple Alternatives: ‘switch’</text:h>
      <text:list xml:id="list3021161969" text:style-name="L4">
        <text:list-item>
          <text:p text:style-name="P20">&gt; switch (3,</text:p>
          <text:p text:style-name="P21">+ "one",</text:p>
          <text:p text:style-name="P21">+ "two",</text:p>
          <text:p text:style-name="P21">+ "three",</text:p>
          <text:p text:style-name="P21">+ "four",</text:p>
          <text:p text:style-name="P21">+ "five",</text:p>
          <text:p text:style-name="P21">+ default)</text:p>
          <text:p text:style-name="P21">[1] "three"</text:p>
        </text:list-item>
      </text:list>
      <text:p text:style-name="P22"/>
      <text:p text:style-name="P22"/>
      <text:list xml:id="list144938438978031" text:continue-numbering="true" text:style-name="L4">
        <text:list-item>
          <text:p text:style-name="P21">&gt; switch (</text:p>
          <text:p text:style-name="P21">+ as.character (123456),</text:p>
          <text:p text:style-name="P21">+ "123456" = "one_two_three_four_five_six",</text:p>
          <text:p text:style-name="P21">+ "seven_eight_nine"</text:p>
          <text:p text:style-name="P21">+ )</text:p>
          <text:p text:style-name="P21">[1] "one_two_three_four_five_six"</text:p>
          <text:p text:style-name="P21"/>
        </text:list-item>
        <text:list-item>
          <text:p text:style-name="P21">&gt; which = "first_preference"</text:p>
          <text:p text:style-name="P21">&gt; myFavBooks = switch(which,</text:p>
          <text:p text:style-name="P21">+ "first_preference" = "Discrete_Mathematics" ,</text:p>
          <text:p text:style-name="P21">+ "second_preference" = "Abstract_Algebra" ,</text:p>
          <text:p text:style-name="P21">+ "third_preference" = "Graph_Theory") </text:p>
          <text:p text:style-name="P21">&gt; print(myFavBooks)</text:p>
          <text:p text:style-name="P21">[1] "Discrete_Mathematics"</text:p>
        </text:list-item>
      </text:list>
      <text:list xml:id="list144940335555557" text:continue-list="list144939284419398" text:style-name="L1">
        <text:list-header>
          <text:p text:style-name="P15"/>
          <text:p text:style-name="P16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>
      <style:text-properties style:use-window-font-color="true"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01-01T14:28:30.863048091</meta:creation-date>
    <meta:generator>LibreOffice/6.4.5.2$Linux_X86_64 LibreOffice_project/40$Build-2</meta:generator>
    <meta:editing-cycles>0</meta:editing-cycles>
    <meta:editing-duration>P0D</meta:editing-duration>
    <meta:document-statistic meta:table-count="3" meta:image-count="0" meta:object-count="0" meta:page-count="3" meta:paragraph-count="100" meta:word-count="411" meta:character-count="2044" meta:non-whitespace-character-count="1710"/>
  </office:meta>
</office:document-meta>
</file>